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36cm"/>
    </style:style>
    <style:style style:name="co3" style:family="table-column">
      <style:table-column-properties fo:break-before="auto" style:column-width="2.951cm"/>
    </style:style>
    <style:style style:name="co5" style:family="table-column">
      <style:table-column-properties fo:break-before="auto" style:column-width="3.1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direction="ltr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direction="ltr" style:vertical-align="automatic"/>
      <style:paragraph-properties fo:text-align="center"/>
      <style:text-properties fo:font-weight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direction="ltr" style:vertical-align="automatic"/>
      <style:text-properties fo:font-weight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1018" table:default-cell-style-name="Default"/>
        <table:table-row table:style-name="ro3">
          <table:table-cell table:style-name="ce1" office:value-type="string">
            <text:p>General Notes: </text:p>
          </table:table-cell>
          <table:table-cell table:style-name="ce3" office:value-type="string">
            <text:p>Bold=redundant</text:p>
          </table:table-cell>
          <table:table-cell table:style-name="ce3" table:number-columns-repeated="1021"/>
          <table:table-cell table:style-name="ce8"/>
        </table:table-row>
        <table:table-row table:style-name="ro2">
          <table:table-cell table:style-name="ce2" office:value-type="string">
            <text:p>Snippets</text:p>
          </table:table-cell>
          <table:table-cell table:style-name="ce4" office:value-type="string">
            <text:p>Inputs</text:p>
          </table:table-cell>
          <table:table-cell table:style-name="ce4" table:number-columns-repeated="3"/>
          <table:table-cell table:style-name="ce4" office:value-type="string">
            <text:p>Outputs</text:p>
          </table:table-cell>
          <table:table-cell table:style-name="ce4" table:number-columns-repeated="1017"/>
          <table:table-cell/>
        </table:table-row>
        <table:table-row table:style-name="ro2">
          <table:table-cell office:value-type="string">
            <text:p>Resize image</text:p>
          </table:table-cell>
          <table:table-cell office:value-type="string">
            <text:p>Path to IP</text:p>
          </table:table-cell>
          <table:table-cell office:value-type="string">
            <text:p>Size</text:p>
          </table:table-cell>
          <table:table-cell office:value-type="string">
            <text:p>Path to OP</text:p>
          </table:table-cell>
          <table:table-cell/>
          <table:table-cell office:value-type="string">
            <text:p>Path</text:p>
          </table:table-cell>
          <table:table-cell table:number-columns-repeated="1018"/>
        </table:table-row>
        <table:table-row table:style-name="ro2">
          <table:table-cell office:value-type="string">
            <text:p>send e-mail</text:p>
          </table:table-cell>
          <table:table-cell office:value-type="string">
            <text:p>Tex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take screenshot</text:p>
          </table:table-cell>
          <table:table-cell office:value-type="string">
            <text:p>Path</text:p>
          </table:table-cell>
          <table:table-cell table:number-columns-repeated="3"/>
          <table:table-cell table:style-name="ce6" office:value-type="string">
            <text:p>Path</text:p>
          </table:table-cell>
          <table:table-cell table:number-columns-repeated="1018"/>
        </table:table-row>
        <table:table-row table:style-name="ro2">
          <table:table-cell office:value-type="string">
            <text:p>Post to flickr</text:p>
          </table:table-cell>
          <table:table-cell office:value-type="string">
            <text:p>Path</text:p>
          </table:table-cell>
          <table:table-cell office:value-type="string">
            <text:p>Flickr Auth info</text:p>
          </table:table-cell>
          <table:table-cell table:number-columns-repeated="2"/>
          <table:table-cell office:value-type="string">
            <text:p>Album URL</text:p>
          </table:table-cell>
          <table:table-cell table:number-columns-repeated="1018"/>
        </table:table-row>
        <table:table-row table:style-name="ro2">
          <table:table-cell office:value-type="string">
            <text:p>Post text-only blogpost to Wordpress</text:p>
          </table:table-cell>
          <table:table-cell office:value-type="string">
            <text:p>Path/Text</text:p>
          </table:table-cell>
          <table:table-cell office:value-type="string">
            <text:p>Blog URL</text:p>
          </table:table-cell>
          <table:table-cell office:value-type="string">
            <text:p>Auth info</text:p>
          </table:table-cell>
          <table:table-cell/>
          <table:table-cell table:style-name="ce7" office:value-type="string">
            <text:p>Hyperlink</text:p>
          </table:table-cell>
          <table:table-cell table:number-columns-repeated="1018"/>
        </table:table-row>
        <table:table-row table:style-name="ro2">
          <table:table-cell office:value-type="string">
            <text:p>Hide and unhide all files in a folder</text:p>
          </table:table-cell>
          <table:table-cell office:value-type="string">
            <text:p>Path</text:p>
          </table:table-cell>
          <table:table-cell table:number-columns-repeated="3"/>
          <table:table-cell office:value-type="string">
            <text:p>Path</text:p>
          </table:table-cell>
          <table:table-cell table:number-columns-repeated="1018"/>
        </table:table-row>
        <table:table-row table:style-name="ro2">
          <table:table-cell office:value-type="string">
            <text:p>Create a link to a file/folder in another folder</text:p>
          </table:table-cell>
          <table:table-cell office:value-type="string">
            <text:p>Path to linked</text:p>
          </table:table-cell>
          <table:table-cell office:value-type="string">
            <text:p>Path to link to</text:p>
          </table:table-cell>
          <table:table-cell table:number-columns-repeated="2"/>
          <table:table-cell office:value-type="string">
            <text:p>Path to link</text:p>
          </table:table-cell>
          <table:table-cell table:number-columns-repeated="1018"/>
        </table:table-row>
        <table:table-row table:style-name="ro2">
          <table:table-cell office:value-type="string">
            <text:p>Download all pictures from a webpage</text:p>
          </table:table-cell>
          <table:table-cell office:value-type="string">
            <text:p>URL</text:p>
          </table:table-cell>
          <table:table-cell office:value-type="string">
            <text:p>Path to save to</text:p>
          </table:table-cell>
          <table:table-cell table:number-columns-repeated="2"/>
          <table:table-cell office:value-type="string">
            <text:p>Folder w/ pics</text:p>
          </table:table-cell>
          <table:table-cell table:number-columns-repeated="1018"/>
        </table:table-row>
        <table:table-row table:style-name="ro4">
          <table:table-cell office:value-type="string">
            <text:p>Save/append the current clipboard content to a file</text:p>
          </table:table-cell>
          <table:table-cell office:value-type="string">
            <text:p>Path</text:p>
          </table:table-cell>
          <table:table-cell table:number-columns-repeated="3"/>
          <table:table-cell office:value-type="string">
            <text:p>Path to file</text:p>
          </table:table-cell>
          <table:table-cell table:number-columns-repeated="1018"/>
        </table:table-row>
        <table:table-row table:style-name="ro2">
          <table:table-cell office:value-type="string">
            <text:p>Convert a text file to speech and save it.</text:p>
          </table:table-cell>
          <table:table-cell office:value-type="string">
            <text:p>Path to text</text:p>
          </table:table-cell>
          <table:table-cell office:value-type="string">
            <text:p>Path to audio</text:p>
          </table:table-cell>
          <table:table-cell table:number-columns-repeated="2"/>
          <table:table-cell office:value-type="string">
            <text:p>Path to audio</text:p>
          </table:table-cell>
          <table:table-cell table:number-columns-repeated="1018"/>
        </table:table-row>
        <table:table-row table:style-name="ro2">
          <table:table-cell office:value-type="string">
            <text:p>Mount disk-image</text:p>
          </table:table-cell>
          <table:table-cell office:value-type="string">
            <text:p>Path to image</text:p>
          </table:table-cell>
          <table:table-cell office:value-type="string">
            <text:p>Mount point</text:p>
          </table:table-cell>
          <table:table-cell table:number-columns-repeated="2"/>
          <table:table-cell office:value-type="string">
            <text:p>Mount point</text:p>
          </table:table-cell>
          <table:table-cell table:number-columns-repeated="1018"/>
        </table:table-row>
        <table:table-row table:style-name="ro2">
          <table:table-cell office:value-type="string">
            <text:p>Add a song to a playlist</text:p>
          </table:table-cell>
          <table:table-cell office:value-type="string">
            <text:p>Path to song</text:p>
          </table:table-cell>
          <table:table-cell office:value-type="string">
            <text:p>Path to playlist</text:p>
          </table:table-cell>
          <table:table-cell table:number-columns-repeated="2"/>
          <table:table-cell office:value-type="string">
            <text:p>Path to playlist</text:p>
          </table:table-cell>
          <table:table-cell table:number-columns-repeated="1018"/>
        </table:table-row>
        <table:table-row table:style-name="ro2">
          <table:table-cell office:value-type="string">
            <text:p>Latex-ify a text file</text:p>
          </table:table-cell>
          <table:table-cell office:value-type="string">
            <text:p>Path to text</text:p>
          </table:table-cell>
          <table:table-cell office:value-type="string">
            <text:p>Path to tex</text:p>
          </table:table-cell>
          <table:table-cell table:number-columns-repeated="2"/>
          <table:table-cell office:value-type="string">
            <text:p>Path to tex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5">05/06/2010</text:date>, <text:time>21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kram S</meta:initial-creator>
    <meta:creation-date>2010-06-05T13:32:18</meta:creation-date>
    <dc:date>2010-06-05T21:38:41</dc:date>
    <dc:creator>Vikram S</dc:creator>
    <meta:editing-duration>PT00H43M26S</meta:editing-duration>
    <meta:editing-cycles>2</meta:editing-cycles>
    <meta:generator>OpenOffice.org/3.2$Linux OpenOffice.org_project/320m12$Build-9483</meta:generator>
    <meta:document-statistic meta:table-count="3" meta:cell-count="54" meta:object-count="0"/>
  </office:meta>
</office:document-meta>
</file>